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30.4.14</text:span></text:p>
      <text:p text:style-name="P5"/>
      <text:p text:style-name="P5"/>
      <text:p text:style-name="P8"/>
      <text:p text:style-name="P9"><text:span text:style-name="T5">נתונים עיקריים לשלבים הראשונים לטיפול באירוע</text:span></text:p>
      <text:p text:style-name="Standard"><text:span text:style-name="T4">תיק <text:s/></text:span><text:span text:style-name="T6">60167</text:span></text:p>
      <text:p text:style-name="P10"/>
      <text:p text:style-name="Standard"><text:span text:style-name="T4">שם העסק/מבנה</text:span><text:span text:style-name="T3"> <text:s text:c="2"/></text:span><text:span text:style-name="T1">ב.ר.א.פ. <text:s/>יזום פרויקטים בע"מ</text:span></text:p>
      <text:p text:style-name="P11"/>
      <text:p text:style-name="Standard"><text:span text:style-name="T4">כתובת</text:span><text:span text:style-name="T1"> <text:s text:c="2"/>אצ"ל 53 ראשון לציון</text:span></text:p>
      <text:p text:style-name="P2"/>
      <text:p text:style-name="P11"/>
      <text:p text:style-name="Standard"><text:span text:style-name="T4">טלפון</text:span><text:span text:style-name="T1"> <text:s text:c="32"/>משרד מנהל- 03-9523945 <text:s text:c="5"/>יהודה <text:s text:c="103"/></text:span></text:p>
      <text:p text:style-name="P11"/>
      <text:p text:style-name="Standard"><text:span text:style-name="T4">המפתחות נמצאים</text:span><text:span text:style-name="T1"> <text:s/>עמדת שומר בכניסה ראשית <text:s/>24/7</text:span></text:p>
      <text:p text:style-name="P5"/>
      <text:p text:style-name="Standard"><text:span text:style-name="T4">מיקום מפסק זרם ראשי</text:span><text:span text:style-name="T1"> <text:s/>פאנל כבאים עמדת שומר חזית מזרחית רח' עליית הנוער <text:s text:c="2"/></text:span></text:p>
      <text:p text:style-name="Standard"><text:span text:style-name="T1"><text:s text:c="43"/></text:span><text:span text:style-name="T4">בחירום יש להפיל חשמל בtr1+tr2 </text:span><text:span text:style-name="T1"><text:s text:c="12"/></text:span></text:p>
      <text:p text:style-name="Standard"><text:span text:style-name="T1"><text:s text:c="15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4"/>
      <text:p text:style-name="Standard"><text:span text:style-name="T4">מיקום ברזי כיבוי עיקריים "3</text:span><text:span text:style-name="T1"> <text:s/>גמל מים נמצא בחזית צפונית רח' אצ"ל</text:span><text:bookmark text:name="_GoBack"/><text:span text:style-name="T1"> עמדה נוספת בכניסה </text:span></text:p>
      <text:p text:style-name="Standard"><text:span text:style-name="T1"><text:s text:c="51"/>ראשית רח' עליית הנוער.</text:span></text:p>
      <text:p text:style-name="Standard"><text:span text:style-name="T1"><text:s text:c="51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יהודה שרון</text:span></text:p>
          </table:table-cell>
          <table:table-cell table:style-name="Table2.A1" office:value-type="string">
            <text:p text:style-name="P1"><text:span text:style-name="T1">מנהל מרכז</text:span></text:p>
          </table:table-cell>
          <table:table-cell table:style-name="Table2.A1" office:value-type="string">
            <text:p text:style-name="P1"><text:span text:style-name="T1">09-6995676</text:span></text:p>
          </table:table-cell>
          <table:table-cell table:style-name="Table2.A1" office:value-type="string">
            <text:p text:style-name="P1"><text:span text:style-name="T1">052-2545156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עמדת בקרה כניסה ראשית</text:span></text:p>
          </table:table-cell>
          <table:table-cell table:style-name="Table2.A1" office:value-type="string">
            <text:p text:style-name="P1"><text:span text:style-name="T1">שומר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2-8908880</text:span></text:p>
            <text:p text:style-name="P1"><text:span text:style-name="T1">054-3945361</text:span></text:p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רוסלאן</text:span></text:p>
          </table:table-cell>
          <table:table-cell table:style-name="Table2.A1" office:value-type="string">
            <text:p text:style-name="P1"><text:span text:style-name="T1">אחזקה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4-6559576</text:span></text:p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סולר בגנרטור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מפעל ניר גלובס קומה 1 כניסה מחזית צפונית</text:span></text:p>
          </table:table-cell>
        </table:table-row>
      </table:table>
      <text:p text:style-name="Standard"><text:span text:style-name="T1"><text:s text:c="517"/></text:span></text:p>
      <text:p text:style-name="P7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1202</text:span></text:p>
          </table:table-cell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גנרטור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נמצא בחניון מפלס 2 שורה 9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נמצא בחניון מפלס 1 שורה 10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בכול קומה יש מגוף שליטה ספרינקלרים בחדר מדרגות <text:s text:c="2"/>- בכול חנות מגוף שליטה בארון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ניון תת קרקעי</text:span></text:p>
          </table:table-cell>
        </table:table-row>
      </table:table>
      <text:p text:style-name="P5"><text:soft-page-break/></text:p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4-04-30T11:44:00</meta:print-date>
    <meta:creation-date>2014-04-30T11:43:00</meta:creation-date>
    <dc:date>2014-04-30T11:53:00</dc:date>
    <meta:editing-duration>PT10S</meta:editing-duration>
    <meta:generator>OpenOffice/4.0.1$Win32 OpenOffice.org_project/401m5$Build-9714</meta:generator>
    <meta:document-statistic meta:table-count="6" meta:image-count="0" meta:object-count="0" meta:page-count="2" meta:paragraph-count="66" meta:word-count="223" meta:character-count="21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